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6.7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cl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Bernier</text:p>
          </table:table-cell>
          <table:table-cell office:value-type="string">
            <text:p>bernier.richard@roy.fr</text:p>
          </table:table-cell>
          <table:table-cell office:value-type="date" office:date-value="2014-07-19T13:00:25">
            <text:p>2014-07-19 13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ves</text:p>
          </table:table-cell>
          <table:table-cell office:value-type="string">
            <text:p>Royer</text:p>
          </table:table-cell>
          <table:table-cell office:value-type="string">
            <text:p>royer.yves@guerin.org</text:p>
          </table:table-cell>
          <table:table-cell office:value-type="date" office:date-value="2014-03-20T16:08:59">
            <text:p>2014-03-20 16: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on</text:p>
          </table:table-cell>
          <table:table-cell office:value-type="string">
            <text:p>Leclerc</text:p>
          </table:table-cell>
          <table:table-cell office:value-type="string">
            <text:p>leclerc.manon@ribeiro.fr</text:p>
          </table:table-cell>
          <table:table-cell office:value-type="date" office:date-value="2015-03-05T12:36:31">
            <text:p>2015-03-05 12: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ncent</text:p>
          </table:table-cell>
          <table:table-cell office:value-type="string">
            <text:p>Laroche</text:p>
          </table:table-cell>
          <table:table-cell office:value-type="string">
            <text:p>laroche.vincent@legros.com</text:p>
          </table:table-cell>
          <table:table-cell office:value-type="date" office:date-value="2013-10-02T19:05:28.999999">
            <text:p>2013-10-02 19: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édéric</text:p>
          </table:table-cell>
          <table:table-cell office:value-type="string">
            <text:p>Faivre</text:p>
          </table:table-cell>
          <table:table-cell office:value-type="string">
            <text:p>faivre.frederic@albert.fr</text:p>
          </table:table-cell>
          <table:table-cell office:value-type="date" office:date-value="2015-04-26T11:10:52">
            <text:p>2015-04-26 11: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ctoire</text:p>
          </table:table-cell>
          <table:table-cell office:value-type="string">
            <text:p>Boyer</text:p>
          </table:table-cell>
          <table:table-cell office:value-type="string">
            <text:p>victoire@lacroix.fr</text:p>
          </table:table-cell>
          <table:table-cell office:value-type="date" office:date-value="2014-03-21T10:50:43">
            <text:p>2014-03-21 10: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Éléonore</text:p>
          </table:table-cell>
          <table:table-cell office:value-type="string">
            <text:p>Roger</text:p>
          </table:table-cell>
          <table:table-cell office:value-type="string">
            <text:p>eleonore.roger@carlier.com</text:p>
          </table:table-cell>
          <table:table-cell office:value-type="date" office:date-value="2014-10-15T19:59:36">
            <text:p>2014-10-15 19: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eannine</text:p>
          </table:table-cell>
          <table:table-cell office:value-type="string">
            <text:p>Andre</text:p>
          </table:table-cell>
          <table:table-cell office:value-type="string">
            <text:p>jeannine.andre@normand.com</text:p>
          </table:table-cell>
          <table:table-cell office:value-type="date" office:date-value="2015-03-08T03:19:53">
            <text:p>2015-03-08 03: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aure</text:p>
          </table:table-cell>
          <table:table-cell office:value-type="string">
            <text:p>Dupont</text:p>
          </table:table-cell>
          <table:table-cell office:value-type="string">
            <text:p>dupont.laure@delaunay.com</text:p>
          </table:table-cell>
          <table:table-cell office:value-type="date" office:date-value="2013-08-16T17:03:00">
            <text:p>2013-08-16 17: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mille</text:p>
          </table:table-cell>
          <table:table-cell office:value-type="string">
            <text:p>Lombard</text:p>
          </table:table-cell>
          <table:table-cell office:value-type="string">
            <text:p>camille@bonnin.com</text:p>
          </table:table-cell>
          <table:table-cell office:value-type="date" office:date-value="2014-06-28T18:51:11">
            <text:p>2014-06-28 18: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deleine</text:p>
          </table:table-cell>
          <table:table-cell office:value-type="string">
            <text:p>Labbe</text:p>
          </table:table-cell>
          <table:table-cell office:value-type="string">
            <text:p>labbe.madeleine@gilbert.com</text:p>
          </table:table-cell>
          <table:table-cell office:value-type="date" office:date-value="2014-04-14T13:03:24">
            <text:p>2014-04-14 13: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ean</text:p>
          </table:table-cell>
          <table:table-cell office:value-type="string">
            <text:p>Guillet</text:p>
          </table:table-cell>
          <table:table-cell office:value-type="string">
            <text:p>guillet.jean@duhamel.com</text:p>
          </table:table-cell>
          <table:table-cell office:value-type="date" office:date-value="2015-02-13T07:51:41.999999">
            <text:p>2015-02-13 07: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rcel</text:p>
          </table:table-cell>
          <table:table-cell office:value-type="string">
            <text:p>Meyer</text:p>
          </table:table-cell>
          <table:table-cell office:value-type="string">
            <text:p>meyer.marcel@pruvost.fr</text:p>
          </table:table-cell>
          <table:table-cell office:value-type="date" office:date-value="2014-12-13T15:39:23">
            <text:p>2014-12-13 15: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rnadette</text:p>
          </table:table-cell>
          <table:table-cell office:value-type="string">
            <text:p>Henry</text:p>
          </table:table-cell>
          <table:table-cell office:value-type="string">
            <text:p>bernadette@morvan.fr</text:p>
          </table:table-cell>
          <table:table-cell office:value-type="date" office:date-value="2015-01-20T22:42:10">
            <text:p>2015-01-20 22: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chelle</text:p>
          </table:table-cell>
          <table:table-cell office:value-type="string">
            <text:p>Lagarde</text:p>
          </table:table-cell>
          <table:table-cell office:value-type="string">
            <text:p>michelle@allard.com</text:p>
          </table:table-cell>
          <table:table-cell office:value-type="date" office:date-value="2013-08-18T19:36:08">
            <text:p>2013-08-18 19: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lexandria</text:p>
          </table:table-cell>
          <table:table-cell office:value-type="string">
            <text:p>Grondin</text:p>
          </table:table-cell>
          <table:table-cell office:value-type="string">
            <text:p>alexandria@allard.fr</text:p>
          </table:table-cell>
          <table:table-cell office:value-type="date" office:date-value="2014-06-01T08:17:40">
            <text:p>2014-06-01 08: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sabelle</text:p>
          </table:table-cell>
          <table:table-cell office:value-type="string">
            <text:p>Leduc</text:p>
          </table:table-cell>
          <table:table-cell office:value-type="string">
            <text:p>leduc.isabelle@guerin.fr</text:p>
          </table:table-cell>
          <table:table-cell office:value-type="date" office:date-value="2014-05-30T06:15:46">
            <text:p>2014-05-30 06: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rnard</text:p>
          </table:table-cell>
          <table:table-cell office:value-type="string">
            <text:p>Caron</text:p>
          </table:table-cell>
          <table:table-cell office:value-type="string">
            <text:p>bernard@moulin.com</text:p>
          </table:table-cell>
          <table:table-cell office:value-type="date" office:date-value="2013-09-08T19:17:31">
            <text:p>2013-09-08 19: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ucas</text:p>
          </table:table-cell>
          <table:table-cell office:value-type="string">
            <text:p>Menard</text:p>
          </table:table-cell>
          <table:table-cell office:value-type="string">
            <text:p>lucas@remy.com</text:p>
          </table:table-cell>
          <table:table-cell office:value-type="date" office:date-value="2014-10-06T04:37:44.999999">
            <text:p>2014-10-06 04: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Élisabeth</text:p>
          </table:table-cell>
          <table:table-cell office:value-type="string">
            <text:p>Dupuis</text:p>
          </table:table-cell>
          <table:table-cell office:value-type="string">
            <text:p>elisabeth.dupuis@couturier.com</text:p>
          </table:table-cell>
          <table:table-cell office:value-type="date" office:date-value="2015-02-10T07:38:32">
            <text:p>2015-02-10 07:3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Étienne</text:p>
          </table:table-cell>
          <table:table-cell office:value-type="string">
            <text:p>Huet</text:p>
          </table:table-cell>
          <table:table-cell office:value-type="string">
            <text:p>etienne.huet@traore.fr</text:p>
          </table:table-cell>
          <table:table-cell office:value-type="date" office:date-value="2014-04-06T16:57:09.999999">
            <text:p>2014-04-06 16:5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urélie</text:p>
          </table:table-cell>
          <table:table-cell office:value-type="string">
            <text:p>Ramos</text:p>
          </table:table-cell>
          <table:table-cell office:value-type="string">
            <text:p>aurelie.ramos@bigot.fr</text:p>
          </table:table-cell>
          <table:table-cell office:value-type="date" office:date-value="2014-02-10T11:08:16">
            <text:p>2014-02-10 11:0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abine</text:p>
          </table:table-cell>
          <table:table-cell office:value-type="string">
            <text:p>Alexandre</text:p>
          </table:table-cell>
          <table:table-cell office:value-type="string">
            <text:p>sabine.alexandre@colin.net</text:p>
          </table:table-cell>
          <table:table-cell office:value-type="date" office:date-value="2014-10-24T18:27:44">
            <text:p>2014-10-24 18: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bine</text:p>
          </table:table-cell>
          <table:table-cell office:value-type="string">
            <text:p>Barthelemy</text:p>
          </table:table-cell>
          <table:table-cell office:value-type="string">
            <text:p>sabine.barthelemy@marchal.com</text:p>
          </table:table-cell>
          <table:table-cell office:value-type="date" office:date-value="2014-12-16T08:57:10">
            <text:p>2014-12-16 08: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drienne</text:p>
          </table:table-cell>
          <table:table-cell office:value-type="string">
            <text:p>Guillou</text:p>
          </table:table-cell>
          <table:table-cell office:value-type="string">
            <text:p>adrienne@boutin.fr</text:p>
          </table:table-cell>
          <table:table-cell office:value-type="date" office:date-value="2014-06-11T19:16:14">
            <text:p>2014-06-11 19: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rélie</text:p>
          </table:table-cell>
          <table:table-cell office:value-type="string">
            <text:p>Bousquet</text:p>
          </table:table-cell>
          <table:table-cell office:value-type="string">
            <text:p>bousquet.aurelie@monnier.fr</text:p>
          </table:table-cell>
          <table:table-cell office:value-type="date" office:date-value="2014-09-05T13:57:00">
            <text:p>2014-09-05 13: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rédéric</text:p>
          </table:table-cell>
          <table:table-cell office:value-type="string">
            <text:p>Ribeiro</text:p>
          </table:table-cell>
          <table:table-cell office:value-type="string">
            <text:p>ribeiro.frederic@joly.org</text:p>
          </table:table-cell>
          <table:table-cell office:value-type="date" office:date-value="2014-06-21T05:55:21">
            <text:p>2014-06-21 05: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téphanie</text:p>
          </table:table-cell>
          <table:table-cell office:value-type="string">
            <text:p>Poirier</text:p>
          </table:table-cell>
          <table:table-cell office:value-type="string">
            <text:p>stephanie.poirier@lopes.net</text:p>
          </table:table-cell>
          <table:table-cell office:value-type="date" office:date-value="2015-01-27T15:53:02">
            <text:p>2015-01-27 15:5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onoré</text:p>
          </table:table-cell>
          <table:table-cell office:value-type="string">
            <text:p>Colin</text:p>
          </table:table-cell>
          <table:table-cell office:value-type="string">
            <text:p>honore.colin@marchal.net</text:p>
          </table:table-cell>
          <table:table-cell office:value-type="date" office:date-value="2013-12-03T07:36:22">
            <text:p>2013-12-03 07: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héodore</text:p>
          </table:table-cell>
          <table:table-cell office:value-type="string">
            <text:p>Brunet</text:p>
          </table:table-cell>
          <table:table-cell office:value-type="string">
            <text:p>theodore@poulain.com</text:p>
          </table:table-cell>
          <table:table-cell office:value-type="date" office:date-value="2014-06-19T12:54:39">
            <text:p>2014-06-19 12:5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rthe</text:p>
          </table:table-cell>
          <table:table-cell office:value-type="string">
            <text:p>Blanchard</text:p>
          </table:table-cell>
          <table:table-cell office:value-type="string">
            <text:p>marthe@devaux.com</text:p>
          </table:table-cell>
          <table:table-cell office:value-type="date" office:date-value="2013-08-21T02:34:54">
            <text:p>2013-08-21 02: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rianne</text:p>
          </table:table-cell>
          <table:table-cell office:value-type="string">
            <text:p>Rolland</text:p>
          </table:table-cell>
          <table:table-cell office:value-type="string">
            <text:p>marianne@barthelemy.com</text:p>
          </table:table-cell>
          <table:table-cell office:value-type="date" office:date-value="2015-03-05T00:02:01">
            <text:p>2015-03-05 00:0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sanne</text:p>
          </table:table-cell>
          <table:table-cell office:value-type="string">
            <text:p>Guillou</text:p>
          </table:table-cell>
          <table:table-cell office:value-type="string">
            <text:p>guillou.susanne@chauvet.fr</text:p>
          </table:table-cell>
          <table:table-cell office:value-type="date" office:date-value="2015-02-19T01:03:22.999999">
            <text:p>2015-02-19 01:0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écile</text:p>
          </table:table-cell>
          <table:table-cell office:value-type="string">
            <text:p>Lemonnier</text:p>
          </table:table-cell>
          <table:table-cell office:value-type="string">
            <text:p>lemonnier.cecile@bernier.com</text:p>
          </table:table-cell>
          <table:table-cell office:value-type="date" office:date-value="2015-05-16T00:26:40">
            <text:p>2015-05-16 00:2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laire</text:p>
          </table:table-cell>
          <table:table-cell office:value-type="string">
            <text:p>Guillet</text:p>
          </table:table-cell>
          <table:table-cell office:value-type="string">
            <text:p>claire.guillet@boucher.com</text:p>
          </table:table-cell>
          <table:table-cell office:value-type="date" office:date-value="2013-11-27T01:26:05">
            <text:p>2013-11-27 01:2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rthur</text:p>
          </table:table-cell>
          <table:table-cell office:value-type="string">
            <text:p>Guillon</text:p>
          </table:table-cell>
          <table:table-cell office:value-type="string">
            <text:p>arthur@chretien.fr</text:p>
          </table:table-cell>
          <table:table-cell office:value-type="date" office:date-value="2015-05-25T04:45:43">
            <text:p>2015-05-25 04:4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ébastien</text:p>
          </table:table-cell>
          <table:table-cell office:value-type="string">
            <text:p>Couturier</text:p>
          </table:table-cell>
          <table:table-cell office:value-type="string">
            <text:p>sebastien@valentin.net</text:p>
          </table:table-cell>
          <table:table-cell office:value-type="date" office:date-value="2013-12-22T16:46:11">
            <text:p>2013-12-22 16:4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ébastien</text:p>
          </table:table-cell>
          <table:table-cell office:value-type="string">
            <text:p>Moreau</text:p>
          </table:table-cell>
          <table:table-cell office:value-type="string">
            <text:p>moreau.sebastien@girard.fr</text:p>
          </table:table-cell>
          <table:table-cell office:value-type="date" office:date-value="2014-04-30T04:53:52">
            <text:p>2014-04-30 04:5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onique</text:p>
          </table:table-cell>
          <table:table-cell office:value-type="string">
            <text:p>Moreno</text:p>
          </table:table-cell>
          <table:table-cell office:value-type="string">
            <text:p>monique.moreno@michel.fr</text:p>
          </table:table-cell>
          <table:table-cell office:value-type="date" office:date-value="2014-09-08T04:30:44">
            <text:p>2014-09-08 04: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rédérique</text:p>
          </table:table-cell>
          <table:table-cell office:value-type="string">
            <text:p>Hubert</text:p>
          </table:table-cell>
          <table:table-cell office:value-type="string">
            <text:p>frederique@deoliveira.com</text:p>
          </table:table-cell>
          <table:table-cell office:value-type="date" office:date-value="2015-04-24T14:11:42">
            <text:p>2015-04-24 14: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Geneviève</text:p>
          </table:table-cell>
          <table:table-cell office:value-type="string">
            <text:p>Salmon</text:p>
          </table:table-cell>
          <table:table-cell office:value-type="string">
            <text:p>geneviève@ledoux.com</text:p>
          </table:table-cell>
          <table:table-cell office:value-type="date" office:date-value="2015-02-17T13:00:02">
            <text:p>2015-02-17 13: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urice</text:p>
          </table:table-cell>
          <table:table-cell office:value-type="string">
            <text:p>Descamps</text:p>
          </table:table-cell>
          <table:table-cell office:value-type="string">
            <text:p>maurice.descamps@diaz.fr</text:p>
          </table:table-cell>
          <table:table-cell office:value-type="date" office:date-value="2015-06-15T18:09:40">
            <text:p>2015-06-15 18:0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Zacharie</text:p>
          </table:table-cell>
          <table:table-cell office:value-type="string">
            <text:p>Leclerc</text:p>
          </table:table-cell>
          <table:table-cell office:value-type="string">
            <text:p>zacharie.leclerc@blanchard.net</text:p>
          </table:table-cell>
          <table:table-cell office:value-type="date" office:date-value="2015-06-26T13:27:40">
            <text:p>2015-06-26 13:2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ranck</text:p>
          </table:table-cell>
          <table:table-cell office:value-type="string">
            <text:p>Antoine</text:p>
          </table:table-cell>
          <table:table-cell office:value-type="string">
            <text:p>franck.antoine@dufour.fr</text:p>
          </table:table-cell>
          <table:table-cell office:value-type="date" office:date-value="2015-04-20T10:17:14">
            <text:p>2015-04-20 10: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strid</text:p>
          </table:table-cell>
          <table:table-cell office:value-type="string">
            <text:p>Andre</text:p>
          </table:table-cell>
          <table:table-cell office:value-type="string">
            <text:p>andre.astrid@charpentier.org</text:p>
          </table:table-cell>
          <table:table-cell office:value-type="date" office:date-value="2015-05-27T06:31:28">
            <text:p>2015-05-27 06:3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arlotte</text:p>
          </table:table-cell>
          <table:table-cell office:value-type="string">
            <text:p>Klein</text:p>
          </table:table-cell>
          <table:table-cell office:value-type="string">
            <text:p>charlotte@delannoy.fr</text:p>
          </table:table-cell>
          <table:table-cell office:value-type="date" office:date-value="2015-02-08T00:07:01">
            <text:p>2015-02-08 00:0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drien</text:p>
          </table:table-cell>
          <table:table-cell office:value-type="string">
            <text:p>Roy</text:p>
          </table:table-cell>
          <table:table-cell office:value-type="string">
            <text:p>adrien.roy@dias.com</text:p>
          </table:table-cell>
          <table:table-cell office:value-type="date" office:date-value="2013-08-28T06:56:28.000001">
            <text:p>2013-08-28 06: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2015-07-16</text:date>, <text:time>09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phpMyAdmin 4.3.11</meta:initial-creator>
    <meta:creation-date>2015-07-16T09:12:01</meta:creation-date>
    <dc:date>2015-07-16T09:12:44.63</dc:date>
    <meta:editing-duration>PT19S</meta:editing-duration>
    <meta:editing-cycles>1</meta:editing-cycles>
    <meta:document-statistic meta:table-count="1" meta:cell-count="235" meta:object-count="0"/>
  </office:meta>
</office:document-meta>
</file>